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326in" style:rel-column-width="5041*"/>
    </style:style>
    <style:style style:name="Table1.M" style:family="table-column">
      <style:table-column-properties style:column-width="0.5326in" style:rel-column-width="5043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F" style:family="table-column">
      <style:table-column-properties style:column-width="1.1542in" style:rel-column-width="1092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bbbf7" officeooo:paragraph-rsid="000bbbf7"/>
    </style:style>
    <style:style style:name="P2" style:family="paragraph" style:parent-style-name="Standard">
      <style:paragraph-properties fo:text-align="start" style:justify-single-word="false"/>
      <style:text-properties officeooo:rsid="000bbbf7" officeooo:paragraph-rsid="000bbbf7"/>
    </style:style>
    <style:style style:name="P3" style:family="paragraph" style:parent-style-name="Standard">
      <style:text-properties officeooo:rsid="000c0ced" officeooo:paragraph-rsid="000c0ced"/>
    </style:style>
    <style:style style:name="P4" style:family="paragraph" style:parent-style-name="Standard">
      <style:paragraph-properties fo:text-align="start" style:justify-single-word="false"/>
      <style:text-properties officeooo:rsid="0010b877" officeooo:paragraph-rsid="0010b877"/>
    </style:style>
    <style:style style:name="P5" style:family="paragraph" style:parent-style-name="Standard">
      <style:paragraph-properties fo:text-align="start" style:justify-single-word="false"/>
      <style:text-properties officeooo:rsid="0010b877" officeooo:paragraph-rsid="001b3e9c"/>
    </style:style>
    <style:style style:name="P6" style:family="paragraph" style:parent-style-name="Standard">
      <style:paragraph-properties fo:text-align="start" style:justify-single-word="false"/>
      <style:text-properties officeooo:rsid="00118810" officeooo:paragraph-rsid="00118810"/>
    </style:style>
    <style:style style:name="P7" style:family="paragraph" style:parent-style-name="Standard">
      <style:paragraph-properties fo:text-align="start" style:justify-single-word="false"/>
      <style:text-properties officeooo:rsid="00135a4d" officeooo:paragraph-rsid="00135a4d"/>
    </style:style>
    <style:style style:name="P8" style:family="paragraph" style:parent-style-name="Standard">
      <style:paragraph-properties fo:text-align="start" style:justify-single-word="false"/>
      <style:text-properties officeooo:rsid="0015048a" officeooo:paragraph-rsid="0015048a"/>
    </style:style>
    <style:style style:name="P9" style:family="paragraph" style:parent-style-name="Table_20_Contents">
      <style:paragraph-properties fo:text-align="center" style:justify-single-word="false"/>
      <style:text-properties officeooo:rsid="000c0ced" officeooo:paragraph-rsid="000c0ced"/>
    </style:style>
    <style:style style:name="P10" style:family="paragraph" style:parent-style-name="Table_20_Contents">
      <style:paragraph-properties fo:text-align="start" style:justify-single-word="false"/>
      <style:text-properties officeooo:rsid="000c0ced" officeooo:paragraph-rsid="000c0ced"/>
    </style:style>
    <style:style style:name="P11" style:family="paragraph" style:parent-style-name="Table_20_Contents">
      <style:paragraph-properties fo:text-align="center" style:justify-single-word="false"/>
      <style:text-properties officeooo:rsid="000d9d9b" officeooo:paragraph-rsid="000d9d9b"/>
    </style:style>
    <style:style style:name="P12" style:family="paragraph" style:parent-style-name="Table_20_Contents">
      <style:paragraph-properties fo:text-align="start" style:justify-single-word="false"/>
      <style:text-properties officeooo:rsid="000d9d9b" officeooo:paragraph-rsid="000d9d9b"/>
    </style:style>
    <style:style style:name="P13" style:family="paragraph" style:parent-style-name="Table_20_Contents">
      <style:paragraph-properties fo:text-align="start" style:justify-single-word="false"/>
      <style:text-properties officeooo:rsid="000f3beb" officeooo:paragraph-rsid="000f3beb"/>
    </style:style>
    <style:style style:name="P14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0c0ced" officeooo:paragraph-rsid="000c0ced"/>
    </style:style>
    <style:style style:name="P15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0d9d9b" officeooo:paragraph-rsid="000d9d9b"/>
    </style:style>
    <style:style style:name="P16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0f3beb" officeooo:paragraph-rsid="000f3beb"/>
    </style:style>
    <style:style style:name="P17" style:family="paragraph" style:parent-style-name="Standard">
      <style:paragraph-properties fo:text-align="start" style:justify-single-word="false"/>
      <style:text-properties officeooo:rsid="000bbbf7" officeooo:paragraph-rsid="000bbbf7"/>
    </style:style>
    <style:style style:name="P18" style:family="paragraph" style:parent-style-name="Standard">
      <style:paragraph-properties fo:text-align="start" style:justify-single-word="false"/>
      <style:text-properties officeooo:rsid="001b3e9c" officeooo:paragraph-rsid="001b3e9c"/>
    </style:style>
    <style:style style:name="P19" style:family="paragraph" style:parent-style-name="Standard">
      <style:paragraph-properties fo:text-align="start" style:justify-single-word="false"/>
      <style:text-properties officeooo:rsid="001d6c82" officeooo:paragraph-rsid="001d6c82"/>
    </style:style>
    <style:style style:name="P20" style:family="paragraph" style:parent-style-name="Standard">
      <style:paragraph-properties fo:text-align="start" style:justify-single-word="false"/>
      <style:text-properties officeooo:rsid="0027b32b" officeooo:paragraph-rsid="0027b32b"/>
    </style:style>
    <style:style style:name="P21" style:family="paragraph" style:parent-style-name="Standard">
      <style:paragraph-properties fo:text-align="start" style:justify-single-word="false"/>
      <style:text-properties officeooo:rsid="0029d832" officeooo:paragraph-rsid="0029d832"/>
    </style:style>
    <style:style style:name="P22" style:family="paragraph" style:parent-style-name="Standard">
      <style:paragraph-properties fo:text-align="start" style:justify-single-word="false"/>
      <style:text-properties officeooo:rsid="002b79d8" officeooo:paragraph-rsid="002b79d8"/>
    </style:style>
    <style:style style:name="P23" style:family="paragraph" style:parent-style-name="Standard">
      <style:paragraph-properties fo:text-align="start" style:justify-single-word="false"/>
      <style:text-properties officeooo:rsid="002c33ee" officeooo:paragraph-rsid="002c33ee"/>
    </style:style>
    <style:style style:name="P24" style:family="paragraph" style:parent-style-name="Standard">
      <style:paragraph-properties fo:text-align="start" style:justify-single-word="false"/>
      <style:text-properties officeooo:rsid="002ccea1" officeooo:paragraph-rsid="002ccea1"/>
    </style:style>
    <style:style style:name="P25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0c0ced" officeooo:paragraph-rsid="000c0ced"/>
    </style:style>
    <style:style style:name="P26" style:family="paragraph" style:parent-style-name="Table_20_Contents">
      <style:paragraph-properties fo:text-align="start" style:justify-single-word="false"/>
      <style:text-properties officeooo:rsid="000c0ced" officeooo:paragraph-rsid="000c0ced"/>
    </style:style>
    <style:style style:name="T1" style:family="text">
      <style:text-properties officeooo:rsid="00135a4d"/>
    </style:style>
    <style:style style:name="T2" style:family="text">
      <style:text-properties officeooo:rsid="0015048a"/>
    </style:style>
    <style:style style:name="T3" style:family="text">
      <style:text-properties officeooo:rsid="0017d5d5"/>
    </style:style>
    <style:style style:name="T4" style:family="text">
      <style:text-properties officeooo:rsid="0018bba0"/>
    </style:style>
    <style:style style:name="T5" style:family="text">
      <style:text-properties officeooo:rsid="00197cea"/>
    </style:style>
    <style:style style:name="T6" style:family="text">
      <style:text-properties officeooo:rsid="001b3e9c"/>
    </style:style>
    <style:style style:name="T7" style:family="text">
      <style:text-properties officeooo:rsid="001c3d48"/>
    </style:style>
    <style:style style:name="T8" style:family="text">
      <style:text-properties officeooo:rsid="001d6c82"/>
    </style:style>
    <style:style style:name="T9" style:family="text">
      <style:text-properties officeooo:rsid="001e5ecf"/>
    </style:style>
    <style:style style:name="T10" style:family="text">
      <style:text-properties officeooo:rsid="00204ed5"/>
    </style:style>
    <style:style style:name="T11" style:family="text">
      <style:text-properties officeooo:rsid="0029d832"/>
    </style:style>
    <style:style style:name="T12" style:family="text">
      <style:text-properties officeooo:rsid="002b80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CI 425 Homwork #3</text:p>
      <text:p text:style-name="P2">14.19.</text:p>
      <table:table table:name="Table1" table:style-name="Table1">
        <table:table-column table:style-name="Table1.A" table:number-columns-repeated="12"/>
        <table:table-column table:style-name="Table1.M"/>
        <table:table-row>
          <table:table-cell table:style-name="Table1.A1" table:number-columns-spanned="13" office:value-type="string">
            <text:p text:style-name="P9">Stud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0">Student Name</text:p>
          </table:table-cell>
          <table:table-cell table:style-name="Table1.A2" office:value-type="string">
            <text:p text:style-name="P14">Student Number <text:span text:style-name="T8">(PK)</text:span></text:p>
          </table:table-cell>
          <table:table-cell table:style-name="Table1.A2" office:value-type="string">
            <text:p text:style-name="P10">Current Address</text:p>
          </table:table-cell>
          <table:table-cell table:style-name="Table1.A2" office:value-type="string">
            <text:p text:style-name="P10">Current Phone Number</text:p>
          </table:table-cell>
          <table:table-cell table:style-name="Table1.A2" office:value-type="string">
            <text:p text:style-name="P10">Permanent Address</text:p>
          </table:table-cell>
          <table:table-cell table:style-name="Table1.A2" office:value-type="string">
            <text:p text:style-name="P10">Permanent Phone Number</text:p>
          </table:table-cell>
          <table:table-cell table:style-name="Table1.A2" office:value-type="string">
            <text:p text:style-name="P10">Birth Date</text:p>
          </table:table-cell>
          <table:table-cell table:style-name="Table1.A2" office:value-type="string">
            <text:p text:style-name="P10">Sex</text:p>
          </table:table-cell>
          <table:table-cell table:style-name="Table1.A2" office:value-type="string">
            <text:p text:style-name="P10">Class</text:p>
          </table:table-cell>
          <table:table-cell table:style-name="Table1.A2" office:value-type="string">
            <text:p text:style-name="P10">Major</text:p>
          </table:table-cell>
          <table:table-cell table:style-name="Table1.A2" office:value-type="string">
            <text:p text:style-name="P10">Minor</text:p>
          </table:table-cell>
          <table:table-cell table:style-name="Table1.A2" office:value-type="string">
            <text:p text:style-name="P10">Degree Program</text:p>
          </table:table-cell>
          <table:table-cell table:style-name="Table1.M2" office:value-type="string">
            <text:p text:style-name="P3">Social Security Number</text:p>
          </table:table-cell>
        </table:table-row>
      </table:table>
      <text:p text:style-name="P2"/>
      <text:p text:style-name="P4">FD 1: Social Security Number → Student Name, <text:span text:style-name="T6">Student Number,</text:span> Birth Date, Sex, <text:span text:style-name="T6">Current Address, Current Phone Number, Permanent Address, Permanent Phone Number, Class, Major, Minor, Degree Program</text:span></text:p>
      <text:p text:style-name="P5">FD 2: Student Number → <text:span text:style-name="T6">Social Security Number, </text:span>Student Name<text:span text:style-name="T6">,</text:span> Birth Date, Sex, <text:span text:style-name="T6">Current Address, Current Phone Number, Permanent Address, Permanent Phone Number, Class, Major, Minor, Degree Program</text:span></text:p>
      <text:p text:style-name="P2"/>
      <table:table table:name="Table2" table:style-name="Table2">
        <table:table-column table:style-name="Table2.A" table:number-columns-repeated="5"/>
        <table:table-row>
          <table:table-cell table:style-name="Table2.A1" table:number-columns-spanned="5" office:value-type="string">
            <text:p text:style-name="P9">Departm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4">Department Name <text:span text:style-name="T8">(PK)</text:span></text:p>
          </table:table-cell>
          <table:table-cell table:style-name="Table2.A2" office:value-type="string">
            <text:p text:style-name="P10">Department Code</text:p>
          </table:table-cell>
          <table:table-cell table:style-name="Table2.A2" office:value-type="string">
            <text:p text:style-name="P10">Office Number</text:p>
          </table:table-cell>
          <table:table-cell table:style-name="Table2.A2" office:value-type="string">
            <text:p text:style-name="P10">Office Phone</text:p>
          </table:table-cell>
          <table:table-cell table:style-name="Table2.E2" office:value-type="string">
            <text:p text:style-name="P10">Department College</text:p>
          </table:table-cell>
        </table:table-row>
      </table:table>
      <text:p text:style-name="P2"/>
      <text:p text:style-name="P6">FD 1: Department Code → Department College, Department Name, <text:span text:style-name="T7">Office Number, Office Phone</text:span></text:p>
      <text:p text:style-name="P6">FD 2: Department Name → <text:span text:style-name="T1">Office Number, Office Phone, Department College, Department Code</text:span></text:p>
      <text:p text:style-name="P2"/>
      <text:p text:style-name="P2"/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table:number-columns-spanned="6" office:value-type="string">
            <text:p text:style-name="P9">Cour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0">Course Name</text:p>
          </table:table-cell>
          <table:table-cell table:style-name="Table3.A2" office:value-type="string">
            <text:p text:style-name="P10">Course Description</text:p>
          </table:table-cell>
          <table:table-cell table:style-name="Table3.A2" office:value-type="string">
            <text:p text:style-name="P14">Course Number <text:span text:style-name="T3">(PK)</text:span></text:p>
          </table:table-cell>
          <table:table-cell table:style-name="Table3.A2" office:value-type="string">
            <text:p text:style-name="P10">Credit Hours</text:p>
          </table:table-cell>
          <table:table-cell table:style-name="Table3.A2" office:value-type="string">
            <text:p text:style-name="P10">Course Level</text:p>
          </table:table-cell>
          <table:table-cell table:style-name="Table3.F2" office:value-type="string">
            <text:p text:style-name="P10">Course Department</text:p>
          </table:table-cell>
        </table:table-row>
      </table:table>
      <text:p text:style-name="P2"/>
      <text:p text:style-name="P7">FD 1: Course Number → Course Name, Course Description, Credit Hours, Course Level, Course Department</text:p>
      <text:p text:style-name="P2"/>
      <text:p text:style-name="P2"/>
      <table:table table:name="Table4" table:style-name="Table4">
        <table:table-column table:style-name="Table4.A" table:number-columns-repeated="5"/>
        <table:table-row>
          <table:table-cell table:style-name="Table4.A1" table:number-columns-spanned="5" office:value-type="string">
            <text:p text:style-name="P11">Sec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2">Instructor Name</text:p>
          </table:table-cell>
          <table:table-cell table:style-name="Table4.A2" office:value-type="string">
            <text:p text:style-name="P15">Semester <text:span text:style-name="T4">(PK)</text:span></text:p>
          </table:table-cell>
          <table:table-cell table:style-name="Table4.A2" office:value-type="string">
            <text:p text:style-name="P15">Year <text:span text:style-name="T4">(PK)</text:span></text:p>
          </table:table-cell>
          <table:table-cell table:style-name="Table4.A2" office:value-type="string">
            <text:p text:style-name="P15">Course Number <text:span text:style-name="T4">(PK) (FK)</text:span></text:p>
          </table:table-cell>
          <table:table-cell table:style-name="Table4.E2" office:value-type="string">
            <text:p text:style-name="P15">Section Number <text:span text:style-name="T4">(PK)</text:span></text:p>
          </table:table-cell>
        </table:table-row>
      </table:table>
      <text:p text:style-name="P2"/>
      <text:p text:style-name="P7">FD 1: <text:span text:style-name="T2">{Semester, Course Number, Section Number, Year} → Instructor Name</text:span></text:p>
      <text:p text:style-name="P2"/>
      <text:p text:style-name="P2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4" office:value-type="string">
            <text:p text:style-name="P11">Grade Record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5">Student <text:span text:style-name="T2">Social Security Number (FK) (PK)</text:span></text:p>
          </table:table-cell>
          <table:table-cell table:style-name="Table5.A2" office:value-type="string">
            <text:p text:style-name="P16">Course Number <text:span text:style-name="T5">(FK) (PK)</text:span></text:p>
          </table:table-cell>
          <table:table-cell table:style-name="Table5.A2" office:value-type="string">
            <text:p text:style-name="P16"><text:span text:style-name="T7">Section Number</text:span> <text:span text:style-name="T5">(FK) (PK)</text:span></text:p>
          </table:table-cell>
          <table:table-cell table:style-name="Table5.D2" office:value-type="string">
            <text:p text:style-name="P13">Grade</text:p>
          </table:table-cell>
        </table:table-row>
      </table:table>
      <text:p text:style-name="P2"/>
      <text:p text:style-name="P2"/>
      <text:p text:style-name="P8">FD 1: {Student Social Security Number, Course Number, Section Number} → Grade</text:p>
      <text:p text:style-name="P8"><text:soft-page-break/></text:p>
      <text:p text:style-name="P18">14.21</text:p>
      <text:p text:style-name="P19"><text:span text:style-name="T9">Using restrictive interpretations of normal form t</text:span>he LOTS schema is in 2NF when considering only the primary key because the primary key does not have any partial dependencies. The LOTS schema <text:span text:style-name="T9">wouldn’t be </text:span>in 3NF because the primary key has transitive dependencies <text:span text:style-name="T10">(Property_id# → County_name, County_name → Tax_rate) (Property_id# → Area, Area → Price)</text:span>. <text:span text:style-name="T10">Using general definitions of normal form the LOTS schema would only be in 1NF because the other candidate key, County_name and Lot#, has a partial dependency Tax_rate depends on the County_name.</text:span></text:p>
      <text:p text:style-name="P19"/>
      <text:p text:style-name="P20">14.26</text:p>
      <text:p text:style-name="P20">a. The dependency A → B can not hold because tuple #1 10 → b1 but in tuple #2 10 → b2. The dependency B → C can <text:span text:style-name="T11">hold. The dependency C → B can not hold because tuple #1 c1 → b1 but in tuple #3 c1 → b4. The dependency C → A can not hold because tuple #1 c1 → 10 but in tuple #3 c1 → 11.</text:span></text:p>
      <text:p text:style-name="P21">b. The relation does not have a potential candidate key because although given B you can find C there is nothing unique that would make back to A therefore none of these would be able to give you a candidate key that would be able to map to all the other columns.</text:p>
      <text:p text:style-name="P21"/>
      <text:p text:style-name="P22">14.28</text:p>
      <text:p text:style-name="P22">The set of attributes that form the keys of R would be {Course_no, Sec_no, Semester, Year} because with these attributes you can find all the missing information for the relationship. There isn’t anything that the functional dependency {Room_no, Days_hours, Semester, Year} will find that <text:span text:style-name="T12">{Course_no, Sec_no, Semester, Year} would not be able to find. To normalize this relationship you would get rid of the functional dependency (Course_no → Offering_dept, Credit_hours, Course_level). You would break that off into a separate relation that just contained Course_no, Offering_dept, Credit_hours, and Course_level.</text:span></text:p>
      <text:p text:style-name="P22"/>
      <text:p text:style-name="P23">14.30</text:p>
      <text:p text:style-name="P23">Since the primary key is {Car#, Salesperson#} then this relation would be in 1NF because there is a functional dependency in the primary key (Salesperson# → Commission%). To get to 2NF you would get rid of this functional dependency by putting (Salesperson#, Commission%) in a separate relation. Then to get it to 3NF you would get rid of the transitive dependency (Date_sold → Discount_amt) by putting (Date_sold, Discount_amt) in a separate relation.</text:p>
      <text:p text:style-name="P23"/>
      <text:p text:style-name="P24">14.32</text:p>
      <text:p text:style-name="P24">a. {Manufacturer, Serial_number} → {Model, Batch, Capacity, Retailer}</text:p>
      <text:p text:style-name="P24">b. {Model} → {Manufacturer}</text:p>
      <text:p text:style-name="P24">c. {Batch} → {Model}</text:p>
      <text:p text:style-name="P24">d. {Model, Manufacturer} → {Capacity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38:24.903145366</meta:creation-date>
    <dc:date>2017-09-29T19:47:46.418969736</dc:date>
    <meta:editing-duration>PT7H54M14S</meta:editing-duration>
    <meta:editing-cycles>23</meta:editing-cycles>
    <meta:generator>LibreOffice/5.1.6.2$Linux_X86_64 LibreOffice_project/10m0$Build-2</meta:generator>
    <meta:document-statistic meta:table-count="5" meta:image-count="0" meta:object-count="0" meta:page-count="2" meta:paragraph-count="61" meta:word-count="603" meta:character-count="3727" meta:non-whitespace-character-count="3185"/>
  </office:meta>
</office:document-meta>
</file>